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2" fo:font-size="10pt" style:font-size-asian="10pt" style:font-size-complex="10pt"/>
    </style:style>
    <style:style style:name="P2" style:family="paragraph" style:parent-style-name="Titre_20_document">
      <style:text-properties fo:font-size="15pt" style:font-size-asian="15pt" style:font-size-complex="15pt"/>
    </style:style>
    <style:style style:name="P3" style:family="paragraph" style:parent-style-name="Standard">
      <style:text-properties officeooo:rsid="000d9e0a" officeooo:paragraph-rsid="000d9e0a"/>
    </style:style>
    <style:style style:name="P4" style:family="paragraph" style:parent-style-name="Standard">
      <style:text-properties officeooo:rsid="001c5277" officeooo:paragraph-rsid="001c5277"/>
    </style:style>
    <style:style style:name="P5" style:family="paragraph" style:parent-style-name="Standard">
      <style:text-properties officeooo:rsid="0020a31f" officeooo:paragraph-rsid="0020a31f"/>
    </style:style>
    <style:style style:name="T1" style:family="text">
      <style:text-properties officeooo:rsid="0008e61d"/>
    </style:style>
    <style:style style:name="T2" style:family="text">
      <style:text-properties officeooo:rsid="0010837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tre <text:span text:style-name="T1">document</text:span></text:p>
      <text:p text:style-name="Standard"/>
      <text:p text:style-name="Contents_20_Heading">Titre table des matières</text:p>
      <text:p text:style-name="Contents_20_1">Table des matières niv 1</text:p>
      <text:p text:style-name="Contents_20_2">Table des matières niv 2</text:p>
      <text:p text:style-name="Contents_20_3">Table des matières niv 3</text:p>
      <text:p text:style-name="Contents_20_1"><text:span text:style-name="Couleur_20_niv_20_1">Couleur niv 1</text:span></text:p>
      <text:p text:style-name="Contents_20_2"><text:span text:style-name="Couleur_20_niv_20_2">Couleur niv 2</text:span></text:p>
      <text:p text:style-name="Contents_20_3"><text:span text:style-name="Couleur_20_niv_20_3">Couleur niv 3</text:span></text:p>
      <text:p text:style-name="P5"/>
      <text:p text:style-name="Standard"/>
      <text:p text:style-name="Titre_20_document_20_1">Titre document <text:span text:style-name="T2">1</text:span></text:p>
      <text:p text:style-name="P3"/>
      <text:h text:style-name="Titre_20_OS" text:outline-level="1">Titre OS</text:h>
      <text:p text:style-name="P3"/>
      <text:h text:style-name="Titre_20_OO" text:outline-level="2">Titre OO</text:h>
      <text:p text:style-name="P3"/>
      <text:h text:style-name="Titre_20_Action" text:outline-level="3">Titre Action</text:h>
      <text:p text:style-name="P3"/>
      <text:p text:style-name="Tableau_20_libellé">Tableau libellé</text:p>
      <text:p text:style-name="P3"/>
      <text:p text:style-name="Tableau_20_valeur">Tableau valeur</text:p>
      <text:p text:style-name="P3"/>
      <text:p text:style-name="Santé-bon">Santé-bon</text:p>
      <text:p text:style-name="P4"/>
      <text:p text:style-name="Santé-risque">Santé-risque</text:p>
      <text:p text:style-name="P4"/>
      <text:p text:style-name="Santé-blocage">Santé-blocag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>
      <style:text-properties style:font-name="Verdana" fo:font-family="Verdana" style:font-style-name="Normal" style:font-family-generic="swiss" style:font-pitch="variable" fo:font-size="10pt"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document" style:display-name="Titre document" style:family="paragraph" style:parent-style-name="Standard" style:next-style-name="Standard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51cm" fo:margin-left="0.5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2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<text:page-number text:select-page="current">1</text:page-number> De <text:page-count>1</text:page-count><text:tab/><text:date style:data-style-name="N37" text:date-value="2013-11-14T15:17:50.820000255" text:fixed="true">14/11/13</text:date><text:tab/><text:time style:data-style-name="N41" text:time-value="2014-01-07T13:24:00.980000048" text:fixed="true">13:24:01</text:ti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6-09-29T16:10:39.072923574</dc:date>
    <meta:editing-duration>PT22H10M5S</meta:editing-duration>
    <meta:editing-cycles>206</meta:editing-cycles>
    <meta:generator>LibreOffice/5.1.4.2$Linux_X86_64 LibreOffice_project/10m0$Build-2</meta:generator>
    <dc:creator>sge</dc:creator>
    <meta:document-statistic meta:table-count="0" meta:image-count="0" meta:object-count="0" meta:page-count="1" meta:paragraph-count="18" meta:word-count="54" meta:character-count="289" meta:non-whitespace-character-count="256"/>
    <meta:user-defined meta:name="Info 1"/>
    <meta:user-defined meta:name="Info 2"/>
    <meta:user-defined meta:name="Info 3"/>
    <meta:user-defined meta:name="Info 4"/>
  </office:meta>
</office:document-meta>
</file>